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1000000119EE0E7A32396A8A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3918f6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68c65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726626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style:page-number="auto" fo:background-color="transparent"/>
      <style:text-properties officeooo:rsid="0059d8db" officeooo:paragraph-rsid="00726626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726626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726626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6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7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28" style:family="paragraph" style:parent-style-name="Standard">
      <style:text-properties officeooo:paragraph-rsid="0033dccf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officeooo:rsid="006a504d" officeooo:paragraph-rsid="006a504d"/>
    </style:style>
    <style:style style:name="P34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36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37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38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39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41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42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44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45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46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47" style:family="paragraph" style:parent-style-name="Text_20_body" style:list-style-name="L5">
      <style:paragraph-properties fo:margin-top="0cm" fo:margin-bottom="0cm" loext:contextual-spacing="false"/>
      <style:text-properties officeooo:rsid="006a504d" officeooo:paragraph-rsid="006a504d"/>
    </style:style>
    <style:style style:name="P48" style:family="paragraph" style:parent-style-name="Text_20_body" style:list-style-name="L5">
      <style:paragraph-properties fo:margin-top="0cm" fo:margin-bottom="0cm" loext:contextual-spacing="false"/>
      <style:text-properties officeooo:rsid="006a504d" officeooo:paragraph-rsid="006e1358"/>
    </style:style>
    <style:style style:name="P49" style:family="paragraph" style:parent-style-name="Text_20_body" style:list-style-name="L5">
      <style:paragraph-properties fo:margin-top="0cm" fo:margin-bottom="0cm" loext:contextual-spacing="false"/>
      <style:text-properties officeooo:rsid="006a504d" officeooo:paragraph-rsid="006e9fe7"/>
    </style:style>
    <style:style style:name="P50" style:family="paragraph" style:parent-style-name="Text_20_body" style:list-style-name="L5">
      <style:paragraph-properties fo:margin-top="0cm" fo:margin-bottom="0cm" loext:contextual-spacing="false"/>
      <style:text-properties officeooo:rsid="006e1358" officeooo:paragraph-rsid="006e1358"/>
    </style:style>
    <style:style style:name="P51" style:family="paragraph" style:parent-style-name="Text_20_body" style:list-style-name="L5">
      <style:paragraph-properties fo:margin-top="0cm" fo:margin-bottom="0cm" loext:contextual-spacing="false"/>
      <style:text-properties officeooo:rsid="006bd61a" officeooo:paragraph-rsid="006bd61a"/>
    </style:style>
    <style:style style:name="P52" style:family="paragraph" style:parent-style-name="Text_20_body" style:list-style-name="L5">
      <style:paragraph-properties fo:margin-top="0cm" fo:margin-bottom="0cm" loext:contextual-spacing="false"/>
      <style:text-properties officeooo:rsid="006dc808" officeooo:paragraph-rsid="006dc808"/>
    </style:style>
    <style:style style:name="P53" style:family="paragraph" style:parent-style-name="Text_20_body" style:list-style-name="L5">
      <style:paragraph-properties fo:margin-top="0cm" fo:margin-bottom="0cm" loext:contextual-spacing="false"/>
      <style:text-properties officeooo:rsid="00701668" officeooo:paragraph-rsid="00712aa3"/>
    </style:style>
    <style:style style:name="P54" style:family="paragraph" style:parent-style-name="Text_20_body" style:list-style-name="L5">
      <style:paragraph-properties fo:margin-top="0cm" fo:margin-bottom="0cm" loext:contextual-spacing="false"/>
      <style:text-properties officeooo:rsid="00701668" officeooo:paragraph-rsid="00742045"/>
    </style:style>
    <style:style style:name="P55" style:family="paragraph" style:parent-style-name="Text_20_body" style:list-style-name="L6">
      <style:paragraph-properties fo:margin-top="0cm" fo:margin-bottom="0cm" loext:contextual-spacing="false"/>
      <style:text-properties officeooo:rsid="00712aa3" officeooo:paragraph-rsid="00712aa3"/>
    </style:style>
    <style:style style:name="P56" style:family="paragraph" style:parent-style-name="Text_20_body" style:list-style-name="L5">
      <style:paragraph-properties fo:margin-top="0cm" fo:margin-bottom="0cm" loext:contextual-spacing="false"/>
      <style:text-properties officeooo:rsid="0075504b" officeooo:paragraph-rsid="0075504b"/>
    </style:style>
    <style:style style:name="P57" style:family="paragraph" style:parent-style-name="Text_20_body" style:list-style-name="L5">
      <style:paragraph-properties fo:margin-top="0cm" fo:margin-bottom="0cm" loext:contextual-spacing="false"/>
      <style:text-properties officeooo:rsid="0078aff7" officeooo:paragraph-rsid="0078aff7"/>
    </style:style>
    <style:style style:name="P5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5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6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style:style style:name="T14" style:family="text">
      <style:text-properties officeooo:rsid="00559a37"/>
    </style:style>
    <style:style style:name="T15" style:family="text">
      <style:text-properties officeooo:rsid="0057e68e"/>
    </style:style>
    <style:style style:name="T16" style:family="text">
      <style:text-properties officeooo:rsid="005cb72c"/>
    </style:style>
    <style:style style:name="T17" style:family="text">
      <style:text-properties officeooo:rsid="0060afb2"/>
    </style:style>
    <style:style style:name="T18" style:family="text">
      <style:text-properties style:text-line-through-style="none" style:text-line-through-type="none" officeooo:rsid="00615b4a"/>
    </style:style>
    <style:style style:name="T19" style:family="text">
      <style:text-properties style:text-line-through-style="none" style:text-line-through-type="none" officeooo:rsid="006a504d"/>
    </style:style>
    <style:style style:name="T20" style:family="text">
      <style:text-properties officeooo:rsid="00697c6a"/>
    </style:style>
    <style:style style:name="T21" style:family="text">
      <style:text-properties officeooo:rsid="002c7bf5"/>
    </style:style>
    <style:style style:name="T22" style:family="text">
      <style:text-properties officeooo:rsid="006a504d"/>
    </style:style>
    <style:style style:name="T23" style:family="text">
      <style:text-properties officeooo:rsid="006bd61a"/>
    </style:style>
    <style:style style:name="T24" style:family="text">
      <style:text-properties officeooo:rsid="006e1358"/>
    </style:style>
    <style:style style:name="T25" style:family="text">
      <style:text-properties officeooo:rsid="006e9fe7"/>
    </style:style>
    <style:style style:name="T26" style:family="text">
      <style:text-properties officeooo:rsid="00701668"/>
    </style:style>
    <style:style style:name="T27" style:family="text">
      <style:text-properties officeooo:rsid="0076e3a1"/>
    </style:style>
    <style:style style:name="T28" style:family="text">
      <style:text-properties officeooo:rsid="0078aff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Требования СП.</text:p>
      <text:p text:style-name="P19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7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7">5.4.14 Прокладку сетей внутреннего водопровода следует предусматривать с уклоном не менее 0,002.</text:p>
      <text:p text:style-name="P18">5.4.15 При стесненных условиях допускается прокладка сетей внутреннего водопровода с уклоном не менее 0,001.</text:p>
      <text:p text:style-name="P18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5">7.1.5 Установку запорной арматуры на внутренних водопроводных сетях следует предусматривать:</text:p>
      <text:p text:style-name="P15">...</text:p>
      <text:p text:style-name="P16">на ответвлениях, питающих пять водоразборных точек и более;</text:p>
      <text:p text:style-name="P16">…</text:p>
      <text:p text:style-name="P16"/>
      <text:p text:style-name="P21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6">8.<text:span text:style-name="T12">3</text:span>.6 Применять прямые крестовины при расположении их в горизонтальной плоскости не допускается.</text:p>
      <text:p text:style-name="P16"/>
      <text:p text:style-name="P16">для горизонтальных и вертикальных участков трубопроводов диаметром 50 и 110 мм с обычными раструбными соединениями расстояние между неподвижными креплениями не должно превышать соответственно 1,6 м (для <draw:frame draw:style-name="fr1" draw:name="Изображение1" text:anchor-type="as-char" svg:width="0.45cm" svg:height="0.45cm" draw:z-index="0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50 мм) и 2 м (для <draw:frame draw:style-name="fr1" draw:name="Изображение2" text:anchor-type="as-char" svg:width="0.45cm" svg:height="0.45cm" draw:z-index="1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110 мм); расстояние между подвижными креплениями для горизонтальных трубопроводов должно составлять не более 10<draw:frame draw:style-name="fr1" draw:name="Изображение3" text:anchor-type="as-char" svg:width="0.45cm" svg:height="0.45cm" draw:z-index="2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, для вертикальных - не более 20<draw:frame draw:style-name="fr1" draw:name="Изображение4" text:anchor-type="as-char" svg:width="0.45cm" svg:height="0.45cm" draw:z-index="3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;</text:p>
      <text:p text:style-name="P16"/>
      <text:p text:style-name="P30"><text:span text:style-name="T14">Полипропилен</text:span>.</text:p>
      <text:p text:style-name="Standard"/>
      <text:p text:style-name="P25">Расстояние между опорами для ПП труб 20 мм, армированных стекловолокном: ХВ<text:span text:style-name="T15">С</text:span> - 90 см, ГВ<text:span text:style-name="T15">С</text:span> — 70 см.</text:p>
      <text:p text:style-name="P13">Использовать трубы и фитинги класса 2 для горячего водоснабжения.</text:p>
      <text:p text:style-name="P13">Рабочее давление — не менее 6 атмосфер.</text:p>
      <text:p text:style-name="P13">Для горячего водопровода использовать KraftFaser S3,2 SDR7,4 и фитинги SDR6.</text:p>
      <text:p text:style-name="P13"><text:span text:style-name="T19">Теплоизоляция</text:span><text:span text:style-name="T18"> 6 мм.</text:span></text:p>
      <text:p text:style-name="P13"><text:soft-page-break/>Теплоизоляция участков в стене — трубными оболочками с наружным полиэтиленовым покрытием.</text:p>
      <text:h text:style-name="P58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14"><text:span text:style-name="T21">Термостат на гигиенический душ (FAR 3950 12), обязательно обратные клапаны на подводы от коллектора; электромагнитный клапан НЗ, открывание от света в туалете, или по кнопке с отключением по времени, или по миниатюрному датчику движения (типа </text:span>HC-SR505<text:span text:style-name="T20">).</text:span></text:p>
      <text:p text:style-name="P6">Фильтр тонкой очистки для увлажнителя, <text:span text:style-name="T5">фильтр деионизации.</text:span></text:p>
      <text:p text:style-name="P7"/>
      <text:p text:style-name="P12">Вход канализации для стиралки — на высоте 50-60 см (для устранения сифонного эффекта)!!!</text:p>
      <text:p text:style-name="P12"/>
      <text:p text:style-name="P11">Обратный клапан-манжета на унитаз.</text:p>
      <text:p text:style-name="P6"/>
      <text:p text:style-name="P8">Обратные клапаны на канализацию:</text:p>
      <text:list xml:id="list2075266186033408397" text:style-name="L1">
        <text:list-item>
          <text:p text:style-name="P34">общий на вывод 50 мм;</text:p>
        </text:list-item>
        <text:list-item>
          <text:p text:style-name="P34">по одному на стиралку и посудомойку.</text:p>
        </text:list-item>
      </text:list>
      <text:h text:style-name="P59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339413633543264253" text:style-name="L2">
        <text:list-item>
          <text:p text:style-name="P35">унитаз;</text:p>
        </text:list-item>
        <text:list-item>
          <text:p text:style-name="P35">гигиенический душ;</text:p>
        </text:list-item>
        <text:list-item>
          <text:p text:style-name="P35">смеситель на раковине в туалете;</text:p>
        </text:list-item>
        <text:list-item>
          <text:p text:style-name="P38">нагреватель проточный — <text:span text:style-name="T11">не менее 6 кВт</text:span>;</text:p>
        </text:list-item>
        <text:list-item>
          <text:p text:style-name="P36">смеситель на <text:span text:style-name="T6">ванне;</text:span></text:p>
        </text:list-item>
        <text:list-item>
          <text:p text:style-name="P40">смеситель на раковине в ванной;</text:p>
        </text:list-item>
        <text:list-item>
          <text:p text:style-name="P40">смеситель на мойке в кухне;</text:p>
        </text:list-item>
      </text:list>
      <text:p text:style-name="P27"/>
      <text:p text:style-name="P5">Холодная вода <text:span text:style-name="T9">после фильтра деионизации</text:span>:</text:p>
      <text:list xml:id="list4170350073464342223" text:style-name="L3">
        <text:list-item>
          <text:p text:style-name="P39">установка увлажнения;</text:p>
        </text:list-item>
        <text:list-item>
          <text:p text:style-name="P43">стиральная машина;</text:p>
        </text:list-item>
        <text:list-item>
          <text:p text:style-name="P42">посудомоечная машина;</text:p>
        </text:list-item>
      </text:list>
      <text:list xml:id="list225159796636762" text:continue-list="list339413633543264253" text:style-name="L2">
        <text:list-header>
          <text:p text:style-name="P35"/>
        </text:list-header>
      </text:list>
      <text:p text:style-name="P4"><text:span text:style-name="T7">Горячая</text:span> вода:</text:p>
      <text:list xml:id="list225160705336302" text:continue-numbering="true" text:style-name="L2">
        <text:list-item>
          <text:p text:style-name="P37">гигиенический душ;</text:p>
        </text:list-item>
        <text:list-item>
          <text:p text:style-name="P37">смеситель на раковине в туалете;</text:p>
        </text:list-item>
        <text:list-item>
          <text:p text:style-name="P37">смеситель на <text:span text:style-name="T6">ванне;</text:span></text:p>
        </text:list-item>
        <text:list-item>
          <text:p text:style-name="P41">смеситель на раковине в ванной;</text:p>
        </text:list-item>
        <text:list-item>
          <text:p text:style-name="P41">смеситель на мойке в кухне.</text:p>
        </text:list-item>
      </text:list>
      <text:p text:style-name="P26"/>
      <text:h text:style-name="P60" text:outline-level="1"><text:soft-page-break/><text:span text:style-name="T3">Точки водо</text:span><text:span text:style-name="T4">отведения</text:span><text:span text:style-name="T1">.</text:span></text:h>
      <text:p text:style-name="P28"/>
      <text:list xml:id="list6654248175909291455" text:style-name="L4">
        <text:list-item>
          <text:p text:style-name="P44">раковина в туалете — <text:span text:style-name="T10">32 мм</text:span>;</text:p>
        </text:list-item>
        <text:list-item>
          <text:p text:style-name="P45">фильтры тонкой очистки — <text:span text:style-name="T22">шланг.</text:span></text:p>
        </text:list-item>
        <text:list-item>
          <text:p text:style-name="P46">стиральная машина — <text:span text:style-name="T10">32 мм</text:span>;</text:p>
        </text:list-item>
        <text:list-item>
          <text:p text:style-name="P46">сушильная машина — <text:span text:style-name="T10">32 мм</text:span>;</text:p>
        </text:list-item>
        <text:list-item>
          <text:p text:style-name="P46">ванна — <text:span text:style-name="T10">50 мм</text:span>;</text:p>
        </text:list-item>
        <text:list-item>
          <text:p text:style-name="P46">раковина в ванной — <text:span text:style-name="T10">40 мм</text:span>;</text:p>
        </text:list-item>
        <text:list-item>
          <text:p text:style-name="P46">мойка на кухне — <text:span text:style-name="T10">40 или 50 мм</text:span>;</text:p>
        </text:list-item>
        <text:list-item>
          <text:p text:style-name="P46">посудомоечная машина — <text:span text:style-name="T10">32 мм</text:span>.</text:p>
        </text:list-item>
      </text:list>
      <text:p text:style-name="P29"/>
      <text:p text:style-name="P32">Указания по монтажу.</text:p>
      <text:p text:style-name="Text_20_body"/>
      <text:p text:style-name="P20">При монтаже полипропиленовых труб создать предварительное напряжение для компенсации температурных удлинений.</text:p>
      <text:p text:style-name="P22">При сборке <text:span text:style-name="T16">канализации </text:span>стыки дополнительно залить герметиком.</text:p>
      <text:p text:style-name="P23">Участки канализации, прокладываемые в штрабах, перед заделкой обернуть толью, пергамином или рубероидом в два слоя с обвязкой шпагатом или мягкой проволокой.</text:p>
      <text:p text:style-name="P24"><text:span text:style-name="T17">Штрабы</text:span> заделывать цементно-песчаной штукатуркой.</text:p>
      <text:p text:style-name="Text_20_body"/>
      <text:p text:style-name="P33">Порядок работ:</text:p>
      <text:list xml:id="list2338803651971962493" text:style-name="L5">
        <text:list-item>
          <text:p text:style-name="P47">Выровнять и подготовить к финишной отделке стены <text:span text:style-name="T23">30-37, 37-29.</text:span></text:p>
        </text:list-item>
        <text:list-item>
          <text:p text:style-name="P50">Примерить унитаз и определиться со способом его подсоединения к канализации.</text:p>
        </text:list-item>
        <text:list-item>
          <text:p text:style-name="P48">Выполнить участок №1 канализации.</text:p>
        </text:list-item>
        <text:list-item>
          <text:p text:style-name="P51">Залить стяжку пола в ванной и туалете.</text:p>
        </text:list-item>
        <text:list-item>
          <text:p text:style-name="P52">Примерить все сантехнические изделия (санфаянс и смесители), <text:span text:style-name="T24">разметить</text:span> места их установки, <text:span text:style-name="T24">определиться со</text:span> способами крепления.</text:p>
        </text:list-item>
        <text:list-item>
          <text:p text:style-name="P50">Переделать водоразборный узел: разнести гребенки в 3 уровня от стены, <text:span text:style-name="T26">закрепить водонагреватель, узел термостата гигиенического душа.</text:span></text:p>
        </text:list-item>
        <text:list-item>
          <text:p text:style-name="P49">Выполнить участок №<text:span text:style-name="T25">2</text:span> канализации.</text:p>
        </text:list-item>
        <text:list-item>
          <text:p text:style-name="P53">Выполнить ветки водоснабжения в следующем порядке: </text:p>
        </text:list-item>
      </text:list>
      <text:list xml:id="list8119769457112335259" text:style-name="L6">
        <text:list-item>
          <text:p text:style-name="P55">11 — нагреватель горячая</text:p>
        </text:list-item>
        <text:list-item>
          <text:p text:style-name="P55">9 — гигиенический душ горячая</text:p>
        </text:list-item>
        <text:list-item>
          <text:p text:style-name="P55">7 (высоту определить по высоте ветки 4 над канализацией 2, см. соответствующий лист) — мойка кухни горячая</text:p>
        </text:list-item>
        <text:list-item>
          <text:p text:style-name="P55">5 — раковина ванной горячая</text:p>
        </text:list-item>
        <text:list-item>
          <text:p text:style-name="P55">3 — ванна горячая</text:p>
        </text:list-item>
        <text:list-item>
          <text:p text:style-name="P55">1 — раковина туалета горячая</text:p>
        </text:list-item>
        <text:list-item>
          <text:p text:style-name="P55">12 — нагреватель холодная</text:p>
        </text:list-item>
        <text:list-item>
          <text:p text:style-name="P55">10 — гигиенический душ/унитаз холодная</text:p>
        </text:list-item>
        <text:list-item>
          <text:p text:style-name="P55">8 — мойка кухни/фильтр холодная</text:p>
        </text:list-item>
        <text:list-item>
          <text:p text:style-name="P55"><text:soft-page-break/>6 — раковина ванной холодная</text:p>
        </text:list-item>
        <text:list-item>
          <text:p text:style-name="P55">4 — ванная холодная</text:p>
        </text:list-item>
        <text:list-item>
          <text:p text:style-name="P55">2 — раковина туалета холодная</text:p>
        </text:list-item>
        <text:list-item>
          <text:p text:style-name="P55">15 — увлажнитель</text:p>
        </text:list-item>
        <text:list-item>
          <text:p text:style-name="P55">14 — посудомоечная машина</text:p>
        </text:list-item>
        <text:list-item>
          <text:p text:style-name="P55">13 — стиральная машина</text:p>
        </text:list-item>
        <text:list-item>
          <text:p text:style-name="P55">16 — гигиенический душ теплая</text:p>
        </text:list-item>
      </text:list>
      <text:list xml:id="list225160463318618" text:continue-list="list2338803651971962493" text:style-name="L5">
        <text:list-header>
          <text:p text:style-name="P54"/>
        </text:list-header>
        <text:list-item>
          <text:p text:style-name="P56">Провести гидравлические испытания всех веток <text:span text:style-name="T28">(насос можно арендовать)</text:span></text:p>
        </text:list-item>
        <text:list-item>
          <text:p text:style-name="P56">Выполнить закладные под крепление раковин и смесителей в стенах.</text:p>
        </text:list-item>
        <text:list-item>
          <text:p text:style-name="P57">Заделать штрабы.</text:p>
        </text:list-item>
        <text:list-item>
          <text:p text:style-name="P5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11-01T22:51:59.204746905</dc:date>
    <meta:editing-duration>PT10H34M1S</meta:editing-duration>
    <meta:editing-cycles>89</meta:editing-cycles>
    <meta:generator>LibreOffice/5.1.6.2$Linux_X86_64 LibreOffice_project/10m0$Build-2</meta:generator>
    <meta:document-statistic meta:table-count="0" meta:image-count="4" meta:object-count="0" meta:page-count="4" meta:paragraph-count="95" meta:word-count="788" meta:character-count="5636" meta:non-whitespace-character-count="4965"/>
  </office:meta>
</office:document-meta>
</file>